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409in" svg:height="5.1031in" svg:x="1.0465in" svg:y="5.5843in">
            <draw:object draw:notify-on-update-of-ranges="Sheet1.E2:Sheet1.E7 Sheet1.K2:Sheet1.K7 Sheet1.E2:Sheet1.E7 Sheet1.L2:Sheet1.L7 Sheet1.E2:Sheet1.E7 Sheet1.M2:Sheet1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Flow Mean</text:p>
          </table:table-cell>
          <table:table-cell office:value-type="string" calcext:value-type="string">
            <text:p>Mean Std</text:p>
          </table:table-cell>
          <table:table-cell office:value-type="string" calcext:value-type="string">
            <text:p>Mean Standard Error</text:p>
          </table:table-cell>
          <table:table-cell office:value-type="string" calcext:value-type="string">
            <text:p>Flow Median</text:p>
          </table:table-cell>
          <table:table-cell office:value-type="string" calcext:value-type="string">
            <text:p>Median Std</text:p>
          </table:table-cell>
          <table:table-cell office:value-type="string" calcext:value-type="string">
            <text:p>Median Standard Error</text:p>
          </table:table-cell>
          <table:table-cell office:value-type="string" calcext:value-type="string">
            <text:p>Reconstructed R</text:p>
          </table:table-cell>
          <table:table-cell office:value-type="string" calcext:value-type="string">
            <text:p>Reconstructed G</text:p>
          </table:table-cell>
          <table:table-cell office:value-type="string" calcext:value-type="string">
            <text:p>Reconstructed L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G02</text:p>
          </table:table-cell>
          <table:table-cell office:value-type="string" calcext:value-type="string">
            <text:p>CAVVVGVGLIVGFAVGL</text:p>
          </table:table-cell>
          <table:table-cell table:style-name="ce2" office:value-type="float" office:value="40113.75" calcext:value-type="float">
            <text:p>40113.75</text:p>
          </table:table-cell>
          <table:table-cell table:style-name="ce2" office:value-type="float" office:value="4592.582" calcext:value-type="float">
            <text:p>4592.582</text:p>
          </table:table-cell>
          <table:table-cell table:style-name="ce2" office:value-type="float" office:value="1623.7231" calcext:value-type="float">
            <text:p>1623.7231</text:p>
          </table:table-cell>
          <table:table-cell table:style-name="ce2" office:value-type="float" office:value="36953" calcext:value-type="float">
            <text:p>36953</text:p>
          </table:table-cell>
          <table:table-cell table:style-name="ce2" office:value-type="float" office:value="3621.258" calcext:value-type="float">
            <text:p>3621.258</text:p>
          </table:table-cell>
          <table:table-cell table:style-name="ce2" office:value-type="float" office:value="1280.3081" calcext:value-type="float">
            <text:p>1280.3081</text:p>
          </table:table-cell>
          <table:table-cell office:value-type="float" office:value="24981.143" calcext:value-type="float">
            <text:p>24981.143</text:p>
          </table:table-cell>
          <table:table-cell office:value-type="float" office:value="20341.254" calcext:value-type="float">
            <text:p>20341.254</text:p>
          </table:table-cell>
          <table:table-cell office:value-type="float" office:value="28536.713" calcext:value-type="float">
            <text:p>28536.71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H07</text:p>
          </table:table-cell>
          <table:table-cell office:value-type="string" calcext:value-type="string">
            <text:p>IIVAMTAVGGSICVMLVVICL</text:p>
          </table:table-cell>
          <table:table-cell table:style-name="ce2" office:value-type="float" office:value="63416.38" calcext:value-type="float">
            <text:p>63416.38</text:p>
          </table:table-cell>
          <table:table-cell table:style-name="ce2" office:value-type="float" office:value="12577.255" calcext:value-type="float">
            <text:p>12577.255</text:p>
          </table:table-cell>
          <table:table-cell table:style-name="ce2" office:value-type="float" office:value="4446.7311" calcext:value-type="float">
            <text:p>4446.7311</text:p>
          </table:table-cell>
          <table:table-cell table:style-name="ce2" office:value-type="float" office:value="57111.25" calcext:value-type="float">
            <text:p>57111.25</text:p>
          </table:table-cell>
          <table:table-cell table:style-name="ce2" office:value-type="float" office:value="11158.948" calcext:value-type="float">
            <text:p>11158.948</text:p>
          </table:table-cell>
          <table:table-cell table:style-name="ce2" office:value-type="float" office:value="3945.2839" calcext:value-type="float">
            <text:p>3945.2839</text:p>
          </table:table-cell>
          <table:table-cell office:value-type="float" office:value="26101.996" calcext:value-type="float">
            <text:p>26101.996</text:p>
          </table:table-cell>
          <table:table-cell office:value-type="float" office:value="22141.285" calcext:value-type="float">
            <text:p>22141.285</text:p>
          </table:table-cell>
          <table:table-cell office:value-type="float" office:value="30187" calcext:value-type="float">
            <text:p>3018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H11</text:p>
          </table:table-cell>
          <table:table-cell office:value-type="string" calcext:value-type="string">
            <text:p>GIYFVLGVCFGLLLTLCLLVI</text:p>
          </table:table-cell>
          <table:table-cell table:style-name="ce2" office:value-type="float" office:value="103789.38" calcext:value-type="float">
            <text:p>103789.38</text:p>
          </table:table-cell>
          <table:table-cell table:style-name="ce2" office:value-type="float" office:value="15213.507" calcext:value-type="float">
            <text:p>15213.507</text:p>
          </table:table-cell>
          <table:table-cell table:style-name="ce2" office:value-type="float" office:value="5378.7868" calcext:value-type="float">
            <text:p>5378.7868</text:p>
          </table:table-cell>
          <table:table-cell table:style-name="ce2" office:value-type="float" office:value="97358.12" calcext:value-type="float">
            <text:p>97358.12</text:p>
          </table:table-cell>
          <table:table-cell table:style-name="ce2" office:value-type="float" office:value="13689.721" calcext:value-type="float">
            <text:p>13689.721</text:p>
          </table:table-cell>
          <table:table-cell table:style-name="ce2" office:value-type="float" office:value="4840.0473" calcext:value-type="float">
            <text:p>4840.0473</text:p>
          </table:table-cell>
          <table:table-cell office:value-type="float" office:value="28990.006" calcext:value-type="float">
            <text:p>28990.006</text:p>
          </table:table-cell>
          <table:table-cell office:value-type="float" office:value="26686.345" calcext:value-type="float">
            <text:p>26686.345</text:p>
          </table:table-cell>
          <table:table-cell table:style-name="ce3" office:value-type="float" office:value="33844.701" calcext:value-type="float">
            <text:p>33844.701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F12</text:p>
          </table:table-cell>
          <table:table-cell office:value-type="string" calcext:value-type="string">
            <text:p>VVIIAIVCCVVGTSLVWVVII</text:p>
          </table:table-cell>
          <table:table-cell table:style-name="ce2" office:value-type="float" office:value="56432.12" calcext:value-type="float">
            <text:p>56432.12</text:p>
          </table:table-cell>
          <table:table-cell table:style-name="ce2" office:value-type="float" office:value="9757.609" calcext:value-type="float">
            <text:p>9757.609</text:p>
          </table:table-cell>
          <table:table-cell table:style-name="ce2" office:value-type="float" office:value="3449.8357" calcext:value-type="float">
            <text:p>3449.8357</text:p>
          </table:table-cell>
          <table:table-cell table:style-name="ce2" office:value-type="float" office:value="51374" calcext:value-type="float">
            <text:p>51374</text:p>
          </table:table-cell>
          <table:table-cell table:style-name="ce2" office:value-type="float" office:value="7563.052" calcext:value-type="float">
            <text:p>7563.052</text:p>
          </table:table-cell>
          <table:table-cell table:style-name="ce2" office:value-type="float" office:value="2673.9425" calcext:value-type="float">
            <text:p>2673.9425</text:p>
          </table:table-cell>
          <table:table-cell office:value-type="float" office:value="26877.421" calcext:value-type="float">
            <text:p>26877.421</text:p>
          </table:table-cell>
          <table:table-cell office:value-type="float" office:value="22475.665" calcext:value-type="float">
            <text:p>22475.665</text:p>
          </table:table-cell>
          <table:table-cell office:value-type="float" office:value="30773.855" calcext:value-type="float">
            <text:p>30773.85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pA (1A02)</text:p>
          </table:table-cell>
          <table:table-cell/>
          <table:table-cell table:style-name="ce2" office:value-type="float" office:value="84488.3" calcext:value-type="float">
            <text:p>84488.3</text:p>
          </table:table-cell>
          <table:table-cell table:style-name="ce2" office:value-type="float" office:value="30200.041" calcext:value-type="float">
            <text:p>30200.041</text:p>
          </table:table-cell>
          <table:table-cell table:style-name="ce2" office:value-type="float" office:value="9550.0914" calcext:value-type="float">
            <text:p>9550.0914</text:p>
          </table:table-cell>
          <table:table-cell table:style-name="ce2" office:value-type="float" office:value="77225" calcext:value-type="float">
            <text:p>77225</text:p>
          </table:table-cell>
          <table:table-cell table:style-name="ce2" office:value-type="float" office:value="23303.414" calcext:value-type="float">
            <text:p>23303.414</text:p>
          </table:table-cell>
          <table:table-cell table:style-name="ce2" office:value-type="float" office:value="7369.1867" calcext:value-type="float">
            <text:p>7369.1867</text:p>
          </table:table-cell>
          <table:table-cell office:value-type="float" office:value="29265.32" calcext:value-type="float">
            <text:p>29265.32</text:p>
          </table:table-cell>
          <table:table-cell office:value-type="float" office:value="27245.928" calcext:value-type="float">
            <text:p>27245.928</text:p>
          </table:table-cell>
          <table:table-cell office:value-type="float" office:value="33535.885" calcext:value-type="float">
            <text:p>33535.88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83I (1A03)</text:p>
          </table:table-cell>
          <table:table-cell/>
          <table:table-cell table:style-name="ce2" office:value-type="float" office:value="37388.42" calcext:value-type="float">
            <text:p>37388.42</text:p>
          </table:table-cell>
          <table:table-cell table:style-name="ce2" office:value-type="float" office:value="6365.952" calcext:value-type="float">
            <text:p>6365.952</text:p>
          </table:table-cell>
          <table:table-cell table:style-name="ce2" office:value-type="float" office:value="1837.6921" calcext:value-type="float">
            <text:p>1837.6921</text:p>
          </table:table-cell>
          <table:table-cell table:style-name="ce2" office:value-type="float" office:value="35287.92" calcext:value-type="float">
            <text:p>35287.92</text:p>
          </table:table-cell>
          <table:table-cell table:style-name="ce2" office:value-type="float" office:value="5289.809" calcext:value-type="float">
            <text:p>5289.809</text:p>
          </table:table-cell>
          <table:table-cell table:style-name="ce2" office:value-type="float" office:value="1527.0364" calcext:value-type="float">
            <text:p>1527.0364</text:p>
          </table:table-cell>
          <table:table-cell office:value-type="float" office:value="24995.592" calcext:value-type="float">
            <text:p>24995.592</text:p>
          </table:table-cell>
          <table:table-cell office:value-type="float" office:value="18895.888" calcext:value-type="float">
            <text:p>18895.888</text:p>
          </table:table-cell>
          <table:table-cell office:value-type="float" office:value="28640.331" calcext:value-type="float">
            <text:p>28640.3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M (1A01)</text:p>
          </table:table-cell>
          <table:table-cell/>
          <table:table-cell table:style-name="ce2" office:value-type="float" office:value="28563.67" calcext:value-type="float">
            <text:p>28563.67</text:p>
          </table:table-cell>
          <table:table-cell table:style-name="ce2" office:value-type="float" office:value="4133.833" calcext:value-type="float">
            <text:p>4133.833</text:p>
          </table:table-cell>
          <table:table-cell table:style-name="ce2" office:value-type="float" office:value="1193.3347" calcext:value-type="float">
            <text:p>1193.3347</text:p>
          </table:table-cell>
          <table:table-cell table:style-name="ce2" office:value-type="float" office:value="27635.08" calcext:value-type="float">
            <text:p>27635.08</text:p>
          </table:table-cell>
          <table:table-cell table:style-name="ce2" office:value-type="float" office:value="3906.884" calcext:value-type="float">
            <text:p>3906.884</text:p>
          </table:table-cell>
          <table:table-cell table:style-name="ce2" office:value-type="float" office:value="1127.8202" calcext:value-type="float">
            <text:p>1127.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2E11</text:p>
          </table:table-cell>
          <table:table-cell office:value-type="string" calcext:value-type="string">
            <text:p>VVIIAVVCCVVGTSLVWIVII</text:p>
          </table:table-cell>
          <table:table-cell table:style-name="ce2" office:value-type="float" office:value="58301" calcext:value-type="float">
            <text:p>58301</text:p>
          </table:table-cell>
          <table:table-cell table:style-name="ce2" office:value-type="float" office:value="6984.445" calcext:value-type="float">
            <text:p>6984.445</text:p>
          </table:table-cell>
          <table:table-cell table:style-name="ce2" office:value-type="float" office:value="2469.3744" calcext:value-type="float">
            <text:p>2469.3744</text:p>
          </table:table-cell>
          <table:table-cell table:style-name="ce2" office:value-type="float" office:value="52165.25" calcext:value-type="float">
            <text:p>52165.25</text:p>
          </table:table-cell>
          <table:table-cell table:style-name="ce2" office:value-type="float" office:value="6040.092" calcext:value-type="float">
            <text:p>6040.092</text:p>
          </table:table-cell>
          <table:table-cell table:style-name="ce2" office:value-type="float" office:value="2135.4949" calcext:value-type="float">
            <text:p>2135.4949</text:p>
          </table:table-cell>
          <table:table-cell office:value-type="float" office:value="52837.5" calcext:value-type="float">
            <text:p>52837.5</text:p>
          </table:table-cell>
          <table:table-cell office:value-type="float" office:value="27009.792" calcext:value-type="float">
            <text:p>27009.792</text:p>
          </table:table-cell>
          <table:table-cell office:value-type="float" office:value="59511.088" calcext:value-type="float">
            <text:p>59511.08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2E06</text:p>
          </table:table-cell>
          <table:table-cell office:value-type="string" calcext:value-type="string">
            <text:p>LALGLGACLLAGTSLSVLWVY</text:p>
          </table:table-cell>
          <table:table-cell table:style-name="ce2" office:value-type="float" office:value="60256.88" calcext:value-type="float">
            <text:p>60256.88</text:p>
          </table:table-cell>
          <table:table-cell table:style-name="ce2" office:value-type="float" office:value="12888.578" calcext:value-type="float">
            <text:p>12888.578</text:p>
          </table:table-cell>
          <table:table-cell table:style-name="ce2" office:value-type="float" office:value="4556.8005" calcext:value-type="float">
            <text:p>4556.8005</text:p>
          </table:table-cell>
          <table:table-cell table:style-name="ce2" office:value-type="float" office:value="54816" calcext:value-type="float">
            <text:p>54816</text:p>
          </table:table-cell>
          <table:table-cell table:style-name="ce2" office:value-type="float" office:value="9537.807" calcext:value-type="float">
            <text:p>9537.807</text:p>
          </table:table-cell>
          <table:table-cell table:style-name="ce2" office:value-type="float" office:value="3372.124" calcext:value-type="float">
            <text:p>3372.124</text:p>
          </table:table-cell>
          <table:table-cell office:value-type="float" office:value="33554.487" calcext:value-type="float">
            <text:p>33554.487</text:p>
          </table:table-cell>
          <table:table-cell office:value-type="float" office:value="21635.432" calcext:value-type="float">
            <text:p>21635.432</text:p>
          </table:table-cell>
          <table:table-cell office:value-type="float" office:value="30761.448" calcext:value-type="float">
            <text:p>30761.448</text:p>
          </table:table-cell>
          <table:table-cell/>
        </table:table-row>
        <table:table-row table:style-name="ro1">
          <table:table-cell office:value-type="string" calcext:value-type="string">
            <text:p>P*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H01</text:p>
          </table:table-cell>
          <table:table-cell office:value-type="string" calcext:value-type="string">
            <text:p>FHMIAVGLSSSILGCLITLLV</text:p>
          </table:table-cell>
          <table:table-cell table:style-name="ce2" office:value-type="float" office:value="125014.71" calcext:value-type="float">
            <text:p>125014.71</text:p>
          </table:table-cell>
          <table:table-cell table:style-name="ce2" office:value-type="float" office:value="15283.835" calcext:value-type="float">
            <text:p>15283.835</text:p>
          </table:table-cell>
          <table:table-cell table:style-name="ce2" office:value-type="float" office:value="5776.7466" calcext:value-type="float">
            <text:p>5776.7466</text:p>
          </table:table-cell>
          <table:table-cell table:style-name="ce2" office:value-type="float" office:value="116131.43" calcext:value-type="float">
            <text:p>116131.43</text:p>
          </table:table-cell>
          <table:table-cell table:style-name="ce2" office:value-type="float" office:value="12676.848" calcext:value-type="float">
            <text:p>12676.848</text:p>
          </table:table-cell>
          <table:table-cell table:style-name="ce2" office:value-type="float" office:value="4791.3982" calcext:value-type="float">
            <text:p>4791.3982</text:p>
          </table:table-cell>
          <table:table-cell office:value-type="float" office:value="41738" calcext:value-type="float">
            <text:p>41738</text:p>
          </table:table-cell>
          <table:table-cell office:value-type="float" office:value="87565" calcext:value-type="float">
            <text:p>87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1E01</text:p>
          </table:table-cell>
          <table:table-cell office:value-type="string" calcext:value-type="string">
            <text:p>FALGLGFCLPAGTSLSV</text:p>
          </table:table-cell>
          <table:table-cell table:style-name="ce2" office:value-type="float" office:value="42282.71" calcext:value-type="float">
            <text:p>42282.71</text:p>
          </table:table-cell>
          <table:table-cell table:style-name="ce2" office:value-type="float" office:value="4549.223" calcext:value-type="float">
            <text:p>4549.223</text:p>
          </table:table-cell>
          <table:table-cell table:style-name="ce2" office:value-type="float" office:value="1719.4445" calcext:value-type="float">
            <text:p>1719.4445</text:p>
          </table:table-cell>
          <table:table-cell table:style-name="ce2" office:value-type="float" office:value="39722" calcext:value-type="float">
            <text:p>39722</text:p>
          </table:table-cell>
          <table:table-cell table:style-name="ce2" office:value-type="float" office:value="3594.159" calcext:value-type="float">
            <text:p>3594.159</text:p>
          </table:table-cell>
          <table:table-cell table:style-name="ce2" office:value-type="float" office:value="1358.4644" calcext:value-type="float">
            <text:p>1358.4644</text:p>
          </table:table-cell>
          <table:table-cell office:value-type="float" office:value="35837" calcext:value-type="float">
            <text:p>35837</text:p>
          </table:table-cell>
          <table:table-cell office:value-type="float" office:value="42874.687" calcext:value-type="float">
            <text:p>42874.687</text:p>
          </table:table-cell>
          <table:table-cell office:value-type="float" office:value="59721.5" calcext:value-type="float">
            <text:p>59721.5</text:p>
          </table:table-cell>
          <table:table-cell office:value-type="string" calcext:value-type="string">
            <text:p>2 replicate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Adjusted R</text:p>
          </table:table-cell>
          <table:table-cell office:value-type="string" calcext:value-type="string">
            <text:p>Adjusted G</text:p>
          </table:table-cell>
          <table:table-cell office:value-type="string" calcext:value-type="string">
            <text:p>Adjusted L</text:p>
          </table:table-cell>
          <table:table-cell/>
        </table:table-row>
        <table:table-row table:style-name="ro1">
          <table:table-cell table:number-columns-repeated="10"/>
          <table:table-cell table:formula="of:=([.K2]-22463.86)/0.0685" office:value-type="float" office:value="36748.6569343066" calcext:value-type="float">
            <text:p>36748.6569343066</text:p>
          </table:table-cell>
          <table:table-cell table:formula="of:=([.L2]-15054.386)/0.123" office:value-type="float" office:value="42982.6666666667" calcext:value-type="float">
            <text:p>42982.6666666667</text:p>
          </table:table-cell>
          <table:table-cell table:formula="of:=([.M2]-25538.275)/0.0829" office:value-type="float" office:value="36169.3365500603" calcext:value-type="float">
            <text:p>36169.3365500603</text:p>
          </table:table-cell>
          <table:table-cell/>
        </table:table-row>
        <table:table-row table:style-name="ro1">
          <table:table-cell office:value-type="string" calcext:value-type="string">
            <text:p>* in GJL data (1 replicate), not JC</text:p>
          </table:table-cell>
          <table:table-cell table:number-columns-repeated="9"/>
          <table:table-cell table:formula="of:=([.K3]-22463.86)/0.0685" office:value-type="float" office:value="53111.4744525547" calcext:value-type="float">
            <text:p>53111.4744525547</text:p>
          </table:table-cell>
          <table:table-cell table:formula="of:=([.L3]-15054.386)/0.123" office:value-type="float" office:value="57617.0650406504" calcext:value-type="float">
            <text:p>57617.0650406504</text:p>
          </table:table-cell>
          <table:table-cell table:formula="of:=([.M3]-25538.275)/0.0829" office:value-type="float" office:value="56076.2967430639" calcext:value-type="float">
            <text:p>56076.2967430639</text:p>
          </table:table-cell>
          <table:table-cell/>
        </table:table-row>
        <table:table-row table:style-name="ro1">
          <table:table-cell table:number-columns-repeated="10"/>
          <table:table-cell table:formula="of:=([.K4]-22463.86)/0.0685" office:value-type="float" office:value="95272.204379562" calcext:value-type="float">
            <text:p>95272.204379562</text:p>
          </table:table-cell>
          <table:table-cell table:formula="of:=([.L4]-15054.386)/0.123" office:value-type="float" office:value="94568.7723577236" calcext:value-type="float">
            <text:p>94568.7723577236</text:p>
          </table:table-cell>
          <table:table-cell table:formula="of:=([.M4]-25538.275)/0.0829" office:value-type="float" office:value="100198.142340169" calcext:value-type="float">
            <text:p>100198.142340169</text:p>
          </table:table-cell>
          <table:table-cell/>
        </table:table-row>
        <table:table-row table:style-name="ro1">
          <table:table-cell table:number-columns-repeated="10"/>
          <table:table-cell table:formula="of:=([.K5]-22463.86)/0.0685" office:value-type="float" office:value="64431.5474452554" calcext:value-type="float">
            <text:p>64431.5474452554</text:p>
          </table:table-cell>
          <table:table-cell table:formula="of:=([.L5]-15054.386)/0.123" office:value-type="float" office:value="60335.6016260163" calcext:value-type="float">
            <text:p>60335.6016260163</text:p>
          </table:table-cell>
          <table:table-cell table:formula="of:=([.M5]-25538.275)/0.0829" office:value-type="float" office:value="63155.3679131484" calcext:value-type="float">
            <text:p>63155.3679131484</text:p>
          </table:table-cell>
          <table:table-cell/>
        </table:table-row>
        <table:table-row table:style-name="ro1">
          <table:table-cell table:number-columns-repeated="10"/>
          <table:table-cell table:formula="of:=([.K6]-22463.86)/0.0685" office:value-type="float" office:value="99291.3868613138" calcext:value-type="float">
            <text:p>99291.3868613138</text:p>
          </table:table-cell>
          <table:table-cell table:formula="of:=([.L6]-15054.386)/0.123" office:value-type="float" office:value="99118.2276422764" calcext:value-type="float">
            <text:p>99118.2276422764</text:p>
          </table:table-cell>
          <table:table-cell table:formula="of:=([.M6]-25538.275)/0.0829" office:value-type="float" office:value="96472.9794933655" calcext:value-type="float">
            <text:p>96472.9794933655</text:p>
          </table:table-cell>
          <table:table-cell/>
        </table:table-row>
        <table:table-row table:style-name="ro1">
          <table:table-cell office:value-type="string" calcext:value-type="string">
            <text:p>SMA flow data in:</text:p>
          </table:table-cell>
          <table:table-cell table:number-columns-repeated="9"/>
          <table:table-cell table:formula="of:=([.K7]-22463.86)/0.0685" office:value-type="float" office:value="36959.5912408759" calcext:value-type="float">
            <text:p>36959.5912408759</text:p>
          </table:table-cell>
          <table:table-cell table:formula="of:=([.L7]-15054.386)/0.123" office:value-type="float" office:value="31231.7235772358" calcext:value-type="float">
            <text:p>31231.7235772358</text:p>
          </table:table-cell>
          <table:table-cell table:formula="of:=([.M7]-25538.275)/0.0829" office:value-type="float" office:value="37419.252110977" calcext:value-type="float">
            <text:p>37419.252110977</text:p>
          </table:table-cell>
          <table:table-cell/>
        </table:table-row>
        <table:table-row table:style-name="ro1">
          <table:table-cell office:value-type="string" calcext:value-type="string">
            <text:p><text:a xlink:href="smb://research.drive.wisc.edu/senes/General/data/data07/sanderson/methodsPaper/sortSeq/SpikeIn/R/SpikeInR.html" xlink:type="simple">smb://research.drive.wisc.edu/senes/General/data/data07/sanderson/methodsPaper/sortSeq/SpikeIn/R/SpikeInR.html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ference Seqs in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b://research.drive.wisc.edu/senes/General/data/data07/sanderson/methodsPaper/NGS_Submissions/2019071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3:48:30.056377711</meta:creation-date>
    <dc:date>2023-08-10T15:02:44.052791241</dc:date>
    <meta:editing-duration>PT11M17S</meta:editing-duration>
    <meta:editing-cycles>2</meta:editing-cycles>
    <meta:generator>LibreOffice/7.3.7.2$Linux_X86_64 LibreOffice_project/30$Build-2</meta:generator>
    <meta:document-statistic meta:table-count="1" meta:cell-count="1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235cm" svg:height="12.963cm" xlink:href=".." xlink:type="simple" chart:class="chart:scatter" chart:style-name="ch1">
        <chart:title svg:x="8.449cm" svg:y="0.395cm" chart:style-name="ch2">
          <text:p>SMA Flow vs CHIP2 Reconstruction</text:p>
        </chart:title>
        <chart:legend chart:legend-position="end" svg:x="20.086cm" svg:y="4.937cm" style:legend-expansion="high" chart:style-name="ch3"/>
        <chart:plot-area chart:style-name="ch4" table:cell-range-address="Sheet1.E2:Sheet1.E7 Sheet1.K2:Sheet1.M7" svg:x="1.495cm" svg:y="1.433cm" svg:width="18.107cm" svg:height="10.29cm">
          <chart:coordinate-region svg:x="2.672cm" svg:y="1.632cm" svg:width="16.373cm" svg:height="9.444cm"/>
          <chart:axis chart:dimension="x" chart:name="primary-x" chart:style-name="ch5">
            <chart:title svg:x="9.128cm" svg:y="11.982cm" chart:style-name="ch6">
              <text:p>Flow Fluorescence</text:p>
            </chart:title>
          </chart:axis>
          <chart:axis chart:dimension="y" chart:name="primary-y" chart:style-name="ch7">
            <chart:title svg:x="0.451cm" svg:y="8.699cm" chart:style-name="ch8">
              <text:p>Reconstructed Fluorescence</text:p>
            </chart:title>
            <chart:grid chart:style-name="ch9" chart:class="major"/>
          </chart:axis>
          <chart:series chart:style-name="ch10" chart:values-cell-range-address="Sheet1.K2:Sheet1.K7" chart:class="chart:scatter">
            <chart:domain table:cell-range-address="Sheet1.E2:Sheet1.E7"/>
            <chart:regression-curve chart:style-name="ch11">
              <chart:equation chart:display-equation="true" chart:display-r-square="true" svg:x="16.139cm" svg:y="3.279cm"/>
            </chart:regression-curve>
            <chart:data-point/>
            <chart:data-point chart:style-name="ch12"/>
            <chart:data-point chart:repeated="2"/>
            <chart:data-point chart:style-name="ch12"/>
            <chart:data-point/>
          </chart:series>
          <chart:series chart:style-name="ch13" chart:values-cell-range-address="Sheet1.L2:Sheet1.L7" chart:class="chart:scatter">
            <chart:regression-curve chart:style-name="ch14">
              <chart:equation chart:display-equation="true" chart:display-r-square="true" svg:x="12.219cm" svg:y="5.292cm"/>
            </chart:regression-curve>
            <chart:data-point chart:repeated="6"/>
          </chart:series>
          <chart:series chart:style-name="ch15" chart:values-cell-range-address="Sheet1.M2:Sheet1.M7" chart:class="chart:scatter">
            <chart:regression-curve chart:style-name="ch16">
              <chart:equation chart:display-equation="true" chart:display-r-square="true" svg:x="16.139cm" svg:y="1.347cm"/>
            </chart:regression-curve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7</svg:desc>
                </draw:g>
              </table:table-cell>
              <table:table-cell office:value-type="float" office:value="24981.143">
                <text:p>24981.143</text:p>
                <draw:g>
                  <svg:desc>Sheet1.K2:Sheet1.K7</svg:desc>
                </draw:g>
              </table:table-cell>
              <table:table-cell office:value-type="float" office:value="20341.254">
                <text:p>20341.254</text:p>
                <draw:g>
                  <svg:desc>Sheet1.L2:Sheet1.L7</svg:desc>
                </draw:g>
              </table:table-cell>
              <table:table-cell office:value-type="float" office:value="28536.713">
                <text:p>28536.713</text:p>
                <draw:g>
                  <svg:desc>Sheet1.M2:Sheet1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26101.996">
                <text:p>26101.996</text:p>
              </table:table-cell>
              <table:table-cell office:value-type="float" office:value="22141.285">
                <text:p>22141.285</text:p>
              </table:table-cell>
              <table:table-cell office:value-type="float" office:value="30187">
                <text:p>30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28990.006">
                <text:p>28990.006</text:p>
              </table:table-cell>
              <table:table-cell office:value-type="float" office:value="26686.345">
                <text:p>26686.345</text:p>
              </table:table-cell>
              <table:table-cell office:value-type="float" office:value="33844.701">
                <text:p>33844.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26877.421">
                <text:p>26877.421</text:p>
              </table:table-cell>
              <table:table-cell office:value-type="float" office:value="22475.665">
                <text:p>22475.665</text:p>
              </table:table-cell>
              <table:table-cell office:value-type="float" office:value="30773.855">
                <text:p>30773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88.3">
                <text:p>84488.3</text:p>
              </table:table-cell>
              <table:table-cell office:value-type="float" office:value="29265.32">
                <text:p>29265.32</text:p>
              </table:table-cell>
              <table:table-cell office:value-type="float" office:value="27245.928">
                <text:p>27245.928</text:p>
              </table:table-cell>
              <table:table-cell office:value-type="float" office:value="33535.885">
                <text:p>33535.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388.42">
                <text:p>37388.42</text:p>
              </table:table-cell>
              <table:table-cell office:value-type="float" office:value="24995.592">
                <text:p>24995.592</text:p>
              </table:table-cell>
              <table:table-cell office:value-type="float" office:value="18895.888">
                <text:p>18895.888</text:p>
              </table:table-cell>
              <table:table-cell office:value-type="float" office:value="28640.331">
                <text:p>28640.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